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3a101" officeooo:paragraph-rsid="0013a101"/>
    </style:style>
    <style:style style:name="P2" style:family="paragraph" style:parent-style-name="Standard">
      <style:text-properties fo:font-size="24pt" officeooo:rsid="0013a101" officeooo:paragraph-rsid="0013a101" style:font-size-asian="24pt" style:font-size-complex="24pt"/>
    </style:style>
    <style:style style:name="P3" style:family="paragraph" style:parent-style-name="Standard">
      <style:paragraph-properties fo:text-align="center" style:justify-single-word="false"/>
      <style:text-properties fo:font-size="24pt" officeooo:rsid="0013a101" officeooo:paragraph-rsid="0013a101" style:font-size-asian="24pt" style:font-size-complex="24pt"/>
    </style:style>
    <style:style style:name="P4" style:family="paragraph" style:parent-style-name="Standard">
      <style:paragraph-properties fo:text-align="center" style:justify-single-word="false"/>
      <style:text-properties fo:font-size="16pt" officeooo:rsid="00142353" officeooo:paragraph-rsid="00142353" style:font-size-asian="14pt" style:font-size-complex="16pt"/>
    </style:style>
    <style:style style:name="P5" style:family="paragraph" style:parent-style-name="Standard">
      <style:text-properties fo:font-weight="bold" officeooo:rsid="0013a101" officeooo:paragraph-rsid="0013a101" style:font-weight-asian="bold" style:font-weight-complex="bold"/>
    </style:style>
    <style:style style:name="P6" style:family="paragraph" style:parent-style-name="Standard">
      <style:text-properties officeooo:rsid="0013a101" officeooo:paragraph-rsid="0013a101"/>
    </style:style>
    <style:style style:name="P7" style:family="paragraph" style:parent-style-name="Standard">
      <style:text-properties officeooo:rsid="00142353" officeooo:paragraph-rsid="001c2168"/>
    </style:style>
    <style:style style:name="P8" style:family="paragraph" style:parent-style-name="Preformatted_20_Text">
      <style:text-properties style:font-name="Liberation Serif" fo:font-size="12pt" officeooo:rsid="00125320" officeooo:paragraph-rsid="001993a1" style:font-size-asian="12pt" style:font-size-complex="12pt"/>
    </style:style>
    <style:style style:name="P9" style:family="paragraph" style:parent-style-name="Preformatted_20_Text">
      <style:text-properties style:font-name="Liberation Serif" fo:font-size="12pt" fo:font-weight="bold" officeooo:rsid="00125320" officeooo:paragraph-rsid="001993a1" style:font-size-asian="12pt" style:font-weight-asian="bold" style:font-size-complex="12pt" style:font-weight-complex="bold"/>
    </style:style>
    <style:style style:name="T1" style:family="text">
      <style:text-properties officeooo:rsid="0013a101"/>
    </style:style>
    <style:style style:name="T2" style:family="text">
      <style:text-properties officeooo:rsid="0015937c"/>
    </style:style>
    <style:style style:name="T3" style:family="text">
      <style:text-properties officeooo:rsid="00182023"/>
    </style:style>
    <style:style style:name="T4" style:family="text">
      <style:text-properties officeooo:rsid="00195a78"/>
    </style:style>
    <style:style style:name="T5" style:family="text">
      <style:text-properties officeooo:rsid="001ad2a6"/>
    </style:style>
    <style:style style:name="T6" style:family="text">
      <style:text-properties officeooo:rsid="001c216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Delta Document</text:p>
      <text:p text:style-name="P3"/>
      <text:p text:style-name="P4"/>
      <text:p text:style-name="P4"/>
      <text:p text:style-name="P4"/>
      <text:p text:style-name="P4">Mackenzie Power</text:p>
      <text:p text:style-name="P4">Haotian Ma</text:p>
      <text:p text:style-name="P4">RyanTetland</text:p>
      <text:p text:style-name="P4">William Revell</text:p>
      <text:p text:style-name="P4">Mitchel Kovac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5">Requirements</text:p>
      <text:p text:style-name="P1"><text:tab/>Our group ended up meeting nearly every one of our requirements, as we were able to complete a working game with both humans and AI. Unfortunately we were not able to connect our game to the robot librarian, this means that instead of downloading robots from the librarian we were forced to create custom robots with custom AI built into our game. <text:s/><text:span text:style-name="T5">As mentioned in the user manual, we also opted to not add in the ability for players to create new robots with custom code. <text:s/>Instead, users can only create robots with a new name, team, and class. <text:s/>These new robots are given the default robot code of the creeper. <text:s/>Lastly, the kills stats do not update when the game is ended, which is because there is currently no system in place to increase their kills.</text:span></text:p>
      <text:p text:style-name="P1"/>
      <text:p text:style-name="P5">Design Changes</text:p>
      <text:p text:style-name="P1"><text:tab/>First and foremost we did not account for the translation of the Forth code from JSON files in our design document. Due to this we ended up adding both the <text:span text:style-name="T5">Interpreter</text:span> as well as the <text:span text:style-name="T5">W</text:span>ord<text:span text:style-name="T5">T</text:span>ranslator classes. <text:s/><text:span text:style-name="T5">There aws also and inetrface class added called the Execute class, which served as an interface for the WordTranslator class to execute it's anonymous functions. <text:s/></text:span>Also neither the RobotStats nor the StatsTracker were implemented into the final design, instead each robot individually <text:span text:style-name="T3">keeps</text:span> track of their current statistics in the match. <text:s/><text:span text:style-name="T2">Within each robot class two more attributes were added to allow a mailbox for each teammate. We added the OverallGamePanel to make organization easier and allow for the creation of all the panels on the game board allowing them to be correctly displayed. </text:span></text:p>
      <text:p text:style-name="P1"/>
      <text:p text:style-name="P9">Changes to Architecture</text:p>
      <text:p text:style-name="P8"><text:tab/><text:span text:style-name="T4">Overall, there were relatively few changes made to the standard Model-View-Controller architecture employed in this program. <text:s/>We have a</text:span>dded an OverallGamePanel to put the gamePanel and <text:span text:style-name="T4">gameController</text:span> together <text:span text:style-name="T4">in a more </text:span>nicely formatted <text:span text:style-name="T4">way.</text:span> <text:s/><text:span text:style-name="T4">W</text:span>e also used the gamePanel class as a secondary controller class <text:span text:style-name="T4">at times which violated the standard architecture. <text:s/>This was done </text:span>to more directly and efficiently access and alter the state of the game. We decided that this was the right way to do it, even though it violated our architecture, because it is not as efficient as interacting through the controller. The controller does not need to know about this interaction. <text:s/><text:span text:style-name="T4">As mentioned previously, the WordTranslator and Interpreter are in their own packages even though technically they should be added to the model classes. <text:s/>Both classes follow the rules of only ever interacting with the controller and other model classes.</text:span></text:p>
      <text:p text:style-name="P1"/>
      <text:p text:style-name="P5">Bugs</text:p>
      <text:p text:style-name="P7"><text:tab/>Despite our game being finished there are still several bugs that come up from time to time. First w<text:span text:style-name="T1">ithin the WordTranslator, strings that do not already exist in the dictionary are not always correctly ignored and dealt with and can cause the program to go into an infinite loop in certain cases. <text:s/></text:span>Also f<text:span text:style-name="T1">or the game to correctly update the robots health left display during an AIs turn the gameBoard must be clicked on. <text:s/>T</text:span>his is also the same for when an AI wins the game, <text:span text:style-name="T6">the user must click on the game board to end the game. </text:span>When running an AI simulation the red scout never takes its first turn and the user must manually end the turn for every AI robot. <text:span text:style-name="T6">Another bug that occurs is that if the current player kills themselves, the game sometimes restarts the round despite them being dead </text:span>and throws a noSuchElement exception<text:span text:style-name="T1">. If a game is played multiple times without teams being chosen, more default robots are still created when the default robot team is selected even though they should never exceed six sets of default robot teams. <text:s/>When updating the name of a robot, the system will also change the name of other robots that have the same name as the one currently being changed. <text:s/>There is one last Heisenberg bug that has only appeared once and has never replicated itself. <text:s/>This bug involves placing robot AI teams in mixed up positions with other </text:span><text:soft-page-break/><text:span text:style-name="T1">teams which results in all robots immediately shooting and killing each other. <text:s/>This bug has not repeated itself so we have not had the opportunity to find 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9T17:45:27.026489531</meta:creation-date>
    <dc:date>2016-12-09T21:09:48.168141258</dc:date>
    <meta:editing-duration>PT36M3S</meta:editing-duration>
    <meta:editing-cycles>8</meta:editing-cycles>
    <meta:generator>LibreOffice/4.4.7.2$Linux_X86_64 LibreOffice_project/40$Build-2</meta:generator>
    <meta:document-statistic meta:table-count="0" meta:image-count="0" meta:object-count="0" meta:page-count="3" meta:paragraph-count="15" meta:word-count="703" meta:character-count="4136" meta:non-whitespace-character-count="3425"/>
  </office:meta>
</office:document-meta>
</file>